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2.3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0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cm" svg:height="2.636cm" svg:x="0cm" svg:y="3.198cm">
          <draw:text-box>
            <text:p text:style-name="P2"><text:span text:style-name="T1">Beautiful</text:span></text:p>
            <text:p text:style-name="P2"><text:span text:style-name="T1">Fig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2T11:41:43</meta:creation-date>
    <meta:generator>LibreOffice/4.0.2.2$Linux_X86_64 LibreOffice_project/400m0$Build-2</meta:generator>
    <dc:date>2013-10-02T11:46:22</dc:date>
    <meta:editing-duration>PT30S</meta:editing-duration>
    <meta:editing-cycles>2</meta:editing-cycles>
    <meta:document-statistic meta:object-count="2"/>
  </office:meta>
</office:document-meta>
</file>